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055804" style:font-name-asian="Times New Roman1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55804" style:font-name-asian="Times New Roman1"/>
    </style:style>
    <style:style style:name="P3" style:family="paragraph" style:parent-style-name="Text_20_body">
      <style:text-properties style:font-name="Times New Roman" officeooo:rsid="00498ab0" officeooo:paragraph-rsid="00055804"/>
    </style:style>
    <style:style style:name="T1" style:family="text">
      <style:text-properties officeooo:rsid="004bed0c"/>
    </style:style>
    <style:style style:name="T2" style:family="text">
      <style:text-properties officeooo:rsid="0054257c"/>
    </style:style>
    <style:style style:name="T3" style:family="text">
      <style:text-properties officeooo:rsid="005b01ae"/>
    </style:style>
    <style:style style:name="T4" style:family="text">
      <style:text-properties officeooo:rsid="0065bab4"/>
    </style:style>
    <style:style style:name="T5" style:family="text">
      <style:text-properties officeooo:rsid="02ce7617"/>
    </style:style>
    <style:style style:name="T6" style:family="text">
      <style:text-properties officeooo:rsid="02cd1abf"/>
    </style:style>
    <style:style style:name="T7" style:family="text">
      <style:text-properties officeooo:rsid="004a2b52"/>
    </style:style>
    <style:style style:name="T8" style:family="text">
      <style:text-properties officeooo:rsid="02d215fd"/>
    </style:style>
    <style:style style:name="T9" style:family="text">
      <style:text-properties officeooo:rsid="0051877a"/>
    </style:style>
    <style:style style:name="T10" style:family="text">
      <style:text-properties officeooo:rsid="005083d7"/>
    </style:style>
    <style:style style:name="T11" style:family="text">
      <style:text-properties officeooo:rsid="0050f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современном мире мобильные устройства, лёгкие для переноса и обращения, играют огромную роль в жизни человека. Рост рынка мобильных устройств уже перестал быть линейным. Количество крупных игроков рынка к сегодняшнему моменту увеличилось в несколько раз по сравнению с началом 2000-х. В начале-середине 2000-х, когда мобильные устройства стали доступны широким массам, для мобильных устройств, стали разрабатываться различные приложения, нацеленные на решение локальных задач, в большинстве своём не связанных с доступом в сеть Интернет. В середине 2000-х начался рост рынка мобильного интернета, что привело к созданию приложений, заранее ориентированных на доступ в Интернет.</text:p>
      <text:p text:style-name="P2"><text:tab/>Большинство обладателей современных мобильных телефонов используют их в качестве своих помощников в повседневной жизни, работают с приложениями для создания расписаний, написания заметок, установок напоминаний и будильников. </text:p>
      <text:p text:style-name="P3">Персональный интерактивный помощник является популярным направлением <text:s/>в области мобильных технологий. <text:span text:style-name="T5">Данная технология позволяет автоматизировать рутинные дела, тем самым упростить жизнь пользователя.</text:span> <text:span text:style-name="T6">На рынке с</text:span>уществует множество их реализаций. Самой базовой является обычные приложения в App Store и Play Market, который имеет удобный функционал по составлению списка покупок, разделению товаров по категориям, синхронизации списка между устройствами, что позволяет ускорить и упросить каждодневную потребность в покупке продуктов в магазине. Примерами таких удачных приложений являются: … . Они вполне себе успешно выполняют свою функцию, однако для этого требуется иметь отдельное приложение на телефоне и, например, у некоторых приложений нет десктопных аналогов для самой популярной операционной системы (ОС) Windows, что делает использование этого приложения несколько зависимым от устройства. </text:p>
      <text:p text:style-name="P3">В последние года <text:span text:style-name="T7">с развитием в области искусственного интеллекта (ИИ) появились </text:span><text:span text:style-name="T8">голосовые чат-</text:span><text:span text:style-name="T7">боты, которые имитируют человеческий разговор. Со временем появились на рынке так называемые умные колонки и, что самое важное, API для прикладных программистов, что мотивировало многих разработчиков создавать свои «умные» продукты. </text:span><text:span text:style-name="T1">Появилось множество приложений уже и для умных колонок, которые позволяли вести список, но уже для этого не требовалось самому набирать его, что намного улучшило функционал, так как пользователей может надиктовать необходимые продукты почти в свободной манере, пока занимается своими делами. Из первоначальных минусов этих устройств опять же можно отметить привязанность человека к физической реализации (необходимость покупки этих колонок). Но со временем умные ассистенты стали внедряться практически в любые виды устройств: от телефонов и компьютеров до </text:span><text:span text:style-name="T9">ТВ</text:span><text:span text:style-name="T1"> приставок и т.д.. Тем самым почти любой пользователей имеет возможность </text:span><text:span text:style-name="T10">взаимодействовать</text:span><text:span text:style-name="T1"> с умным ассистентом в практически любых условиях: будь то на улице по телефону, на работе за компьютером или дома за </text:span><text:span text:style-name="T11">ТВ</text:span><text:span text:style-name="T1">.</text:span></text:p>
      <text:p text:style-name="P3"><text:span text:style-name="T1">Основная проблема данных умных колонок является английский язык, что не позволяла многим российскими пользователям с полным комфортом использовать соответствующие устройства. Но относительно недавно на рынок вышли такие устройства, а с самое главное сами умные помощники, как Алиса от Яндекса и Маруся от Mail.ru. Они практически полностью воспроизв</text:span><text:span text:style-name="T2">одили функционал заложенные в зарубежные колонки. </text:span><text:span text:style-name="T3">Спустя некотор</text:span><text:span text:style-name="T4">о</text:span><text:span text:style-name="T3">е время появился также API <text:s/>и стали реализоваться продукты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9:21:13.300743248</meta:creation-date>
    <dc:date>2021-06-20T19:22:00.323728113</dc:date>
    <meta:editing-duration>PT4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42" meta:character-count="3376" meta:non-whitespace-character-count="2934"/>
  </office:meta>
</office:document-meta>
</file>